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Работы" style:family="table">
      <style:table-properties style:width="15.968cm" fo:margin-left="0.018cm" fo:margin-right="1.012cm" table:align="margins"/>
    </style:style>
    <style:style style:name="Работы.A" style:family="table-column">
      <style:table-column-properties style:column-width="5.823cm" style:rel-column-width="3301*"/>
    </style:style>
    <style:style style:name="Работы.B" style:family="table-column">
      <style:table-column-properties style:column-width="5.87cm" style:rel-column-width="3328*"/>
    </style:style>
    <style:style style:name="Работы.C" style:family="table-column">
      <style:table-column-properties style:column-width="4.272cm" style:rel-column-width="2422*"/>
    </style:style>
    <style:style style:name="Работы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Работы.C1" style:family="table-cell">
      <style:table-cell-properties fo:padding="0.097cm" fo:border="0.002cm solid #000000"/>
    </style:style>
    <style:style style:name="Работы.A2" style:family="table-cell">
      <style:table-cell-properties fo:padding="0.097cm" fo:border-left="0.002cm solid #000000" fo:border-right="none" fo:border-top="none" fo:border-bottom="0.002cm solid #000000"/>
    </style:style>
    <style:style style:name="Работы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 style:list-style-name="L1"/>
    <style:style style:name="P2" style:family="paragraph" style:parent-style-name="Preformatted_20_Text" style:list-style-name="L2"/>
    <style:style style:name="P3" style:family="paragraph" style:parent-style-name="Preformatted_20_Text" style:list-style-name="L3"/>
    <style:style style:name="P4" style:family="paragraph" style:parent-style-name="Preformatted_20_Text" style:list-style-name="L4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Работы" table:style-name="Работы">
        <table:table-column table:style-name="Работы.A"/>
        <table:table-column table:style-name="Работы.B"/>
        <table:table-column table:style-name="Работы.C"/>
        <table:table-row>
          <table:table-cell table:style-name="Работы.A1" office:value-type="string">
            <text:p text:style-name="Table_20_Heading">Работа</text:p>
          </table:table-cell>
          <table:table-cell table:style-name="Работы.A1" office:value-type="string">
            <text:p text:style-name="Table_20_Heading">Результат</text:p>
          </table:table-cell>
          <table:table-cell table:style-name="Работы.C1" office:value-type="string">
            <text:p text:style-name="Table_20_Heading">Вывод</text:p>
          </table:table-cell>
        </table:table-row>
        <table:table-row>
          <table:table-cell table:style-name="Работы.A2" office:value-type="string">
            <text:p text:style-name="Preformatted_20_Text">Ввведение: Задача многокритериального анализа</text:p>
          </table:table-cell>
          <table:table-cell table:style-name="Работы.A2" office:value-type="string">
            <text:p text:style-name="Table_20_Contents">зачем?</text:p>
            <text:p text:style-name="Table_20_Contents">актуальность?</text:p>
          </table:table-cell>
          <table:table-cell table:style-name="Работы.C2" office:value-type="string">
            <text:p text:style-name="Table_20_Contents"/>
          </table:table-cell>
        </table:table-row>
        <table:table-row>
          <table:table-cell table:style-name="Работы.A2" office:value-type="string">
            <text:p text:style-name="Preformatted_20_Text">Обзор предметной области:</text:p>
            <text:list text:style-name="L1">
              <text:list-item>
                <text:p text:style-name="P1">Методы DataMining</text:p>
              </text:list-item>
              <text:list-item>
                <text:p text:style-name="P1">Иерархическая система критериев</text:p>
              </text:list-item>
            </text:list>
          </table:table-cell>
          <table:table-cell table:style-name="Работы.A2" office:value-type="string">
            <text:p text:style-name="Table_20_Contents">Классификация задач и средств DataMining</text:p>
            <text:p text:style-name="Table_20_Contents">Свойства модели. Интерпретируемость. Управляемость.</text:p>
          </table:table-cell>
          <table:table-cell table:style-name="Работы.C2" office:value-type="string">
            <text:p text:style-name="Table_20_Contents"/>
          </table:table-cell>
        </table:table-row>
        <table:table-row>
          <table:table-cell table:style-name="Работы.A2" office:value-type="string">
            <text:p text:style-name="Preformatted_20_Text">Задача определения параметров модели:</text:p>
            <text:list text:style-name="L2">
              <text:list-item>
                <text:p text:style-name="P2">Алгоритм определения параметров</text:p>
              </text:list-item>
              <text:list-item>
                <text:p text:style-name="P2">Борьба с неунимодальностью</text:p>
              </text:list-item>
              <text:list-item>
                <text:p text:style-name="P2">Анализ устойчивости к неполноте и шуму</text:p>
              </text:list-item>
            </text:list>
          </table:table-cell>
          <table:table-cell table:style-name="Работы.A2" office:value-type="string">
            <text:p text:style-name="Table_20_Contents">Метод Хука-Дживса</text:p>
            <text:p text:style-name="Table_20_Contents">Кроссовер</text:p>
            <text:p text:style-name="Table_20_Contents">Размеры входных данных, сходимость, критерий остановка, реккомендации к параметрам алгоритма</text:p>
            <text:p text:style-name="Table_20_Contents">Опыт по устойчивостти на полноту, шум</text:p>
          </table:table-cell>
          <table:table-cell table:style-name="Работы.C2" office:value-type="string">
            <text:p text:style-name="Table_20_Contents"/>
          </table:table-cell>
        </table:table-row>
        <table:table-row>
          <table:table-cell table:style-name="Работы.A2" office:value-type="string">
            <text:p text:style-name="Preformatted_20_Text">Реализация:</text:p>
            <text:list text:style-name="L3">
              <text:list-item>
                <text:p text:style-name="P3">Проектирование</text:p>
              </text:list-item>
              <text:list-item>
                <text:p text:style-name="P3">Выбор средств</text:p>
              </text:list-item>
              <text:list-item>
                <text:p text:style-name="P3">Тестирование</text:p>
              </text:list-item>
            </text:list>
          </table:table-cell>
          <table:table-cell table:style-name="Работы.A2" office:value-type="string">
            <text:p text:style-name="Table_20_Contents">Проектирована система</text:p>
            <text:p text:style-name="Table_20_Contents"><text:s/>Java</text:p>
            <text:p text:style-name="Table_20_Contents">Тестирование?</text:p>
          </table:table-cell>
          <table:table-cell table:style-name="Работы.C2" office:value-type="string">
            <text:p text:style-name="Table_20_Contents"/>
          </table:table-cell>
        </table:table-row>
        <table:table-row>
          <table:table-cell table:style-name="Работы.A2" office:value-type="string">
            <text:p text:style-name="Preformatted_20_Text">Исследовательская часть:</text:p>
            <text:list text:style-name="L4">
              <text:list-item>
                <text:p text:style-name="P4">Задача об автомобилях</text:p>
              </text:list-item>
              <text:list-item>
                <text:p text:style-name="P4">Сравнение с алгоритмами DataMining</text:p>
              </text:list-item>
            </text:list>
          </table:table-cell>
          <table:table-cell table:style-name="Работы.A2" office:value-type="string">
            <text:p text:style-name="Table_20_Contents">Результаты анализа</text:p>
            <text:p text:style-name="Table_20_Contents">Результаты сравнения с регрессией и сетями (МНК, скорость, интерпретация)</text:p>
          </table:table-cell>
          <table:table-cell table:style-name="Работы.C2" office:value-type="string">
            <text:p text:style-name="Table_20_Contents"/>
          </table:table-cell>
        </table:table-row>
        <table:table-row>
          <table:table-cell table:style-name="Работы.A2" office:value-type="string">
            <text:p text:style-name="Preformatted_20_Text">Экономическая часть</text:p>
          </table:table-cell>
          <table:table-cell table:style-name="Работы.A2" office:value-type="string">
            <text:p text:style-name="Table_20_Contents">??</text:p>
          </table:table-cell>
          <table:table-cell table:style-name="Работы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Andrey Styskin</meta:initial-creator>
    <meta:creation-date>2008-01-27T20:15:24</meta:creation-date>
    <dc:creator>Andrey Styskin</dc:creator>
    <dc:date>2008-01-27T21:19:02</dc:date>
    <dc:language>ru-RU</dc:language>
    <meta:editing-cycles>35</meta:editing-cycles>
    <meta:editing-duration>PT1H3M4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3" meta:word-count="93" meta:character-count="815"/>
  </office:meta>
</office:document-meta>
</file>